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Calibri1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5983b0" loext:opacity="100%" style:font-name="Calibri1" style:text-underline-style="solid" style:text-underline-width="auto" style:text-underline-color="font-color" officeooo:rsid="00195f29" officeooo:paragraph-rsid="0052d606"/>
    </style:style>
    <style:style style:name="P3" style:family="paragraph" style:parent-style-name="Text_20_body">
      <style:paragraph-properties fo:text-align="start" style:justify-single-word="false"/>
      <style:text-properties fo:color="#5983b0" loext:opacity="100%" style:font-name="Calibri1" style:text-underline-style="none" officeooo:rsid="00c0df79" officeooo:paragraph-rsid="00c0df79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Calibri1" style:text-underline-style="none" officeooo:rsid="0076d5af" officeooo:paragraph-rsid="00be2931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font-name="Calibri1" style:text-underline-style="none" officeooo:rsid="0076d5af" officeooo:paragraph-rsid="00bf3d52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font-name="Calibri1" style:text-underline-style="none" officeooo:rsid="0081a968" officeooo:paragraph-rsid="00ad2279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font-name="Calibri1" style:text-underline-style="none" officeooo:rsid="0081a968" officeooo:paragraph-rsid="00af1d8d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font-name="Calibri1" style:text-underline-style="none" officeooo:rsid="0081a968" officeooo:paragraph-rsid="00b025fd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font-name="Calibri1" style:text-underline-style="none" officeooo:rsid="0081a968" officeooo:paragraph-rsid="00b25c18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style:font-name="Calibri1" style:text-underline-style="none" officeooo:rsid="0081a968" officeooo:paragraph-rsid="00b2c510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style:font-name="Calibri1" style:text-underline-style="none" fo:font-weight="normal" officeooo:rsid="0081a968" officeooo:paragraph-rsid="00afdd04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style:font-name="Calibri1" fo:font-size="12pt" style:text-underline-style="none" officeooo:rsid="0081a968" officeooo:paragraph-rsid="00b4ab3b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color="#000000" loext:opacity="100%" style:font-name="Calibri1" fo:font-size="12pt" style:text-underline-style="none" officeooo:rsid="0081a968" officeooo:paragraph-rsid="00b61535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officeooo:rsid="006bec1a" officeooo:paragraph-rsid="00b685d6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1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2pt" style:text-underline-style="none" officeooo:rsid="0081a968" officeooo:paragraph-rsid="00b4ab3b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6bec1a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12pt" officeooo:rsid="007296f3" officeooo:paragraph-rsid="006bec1a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12pt" officeooo:rsid="0089294b" officeooo:paragraph-rsid="0089294b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12pt" officeooo:rsid="00896fc3" officeooo:paragraph-rsid="00896fc3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12pt" officeooo:rsid="008f9a93" officeooo:paragraph-rsid="008f9a93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9pt" officeooo:rsid="00637683" officeooo:paragraph-rsid="006bec1a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10pt" officeooo:paragraph-rsid="006bec1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10pt" officeooo:rsid="006bec1a" officeooo:paragraph-rsid="006bec1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0pt" officeooo:rsid="0065a199" officeooo:paragraph-rsid="006bec1a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0pt" officeooo:rsid="0065a199" officeooo:paragraph-rsid="006c5855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10pt" officeooo:rsid="0065a199" officeooo:paragraph-rsid="006ee50f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0pt" officeooo:rsid="006706a0" officeooo:paragraph-rsid="006c5855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0pt" officeooo:rsid="006c5855" officeooo:paragraph-rsid="006c5855" style:font-size-asian="10pt" style:font-size-complex="10pt"/>
    </style:style>
    <style:style style:name="P30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Calibri1" fo:font-size="12pt" style:text-underline-style="none" officeooo:rsid="0081a968" officeooo:paragraph-rsid="00b6153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0pt" officeooo:rsid="007c033f" officeooo:paragraph-rsid="006ee50f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10pt" officeooo:rsid="006706a0" officeooo:paragraph-rsid="006c5855" style:font-size-asian="10pt" style:font-size-complex="10pt"/>
    </style:style>
    <style:style style:name="P33" style:family="paragraph" style:parent-style-name="Heading_20_1">
      <style:paragraph-properties fo:text-align="center" style:justify-single-word="false"/>
      <style:text-properties officeooo:paragraph-rsid="0052d606"/>
    </style:style>
    <style:style style:name="P34" style:family="paragraph" style:parent-style-name="Text_20_body" style:master-page-name="Standard">
      <style:paragraph-properties style:page-number="auto"/>
      <style:text-properties style:font-name="Calibri1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style:font-name="Calibri1" style:text-underline-style="none" officeooo:rsid="005f29bc" officeooo:paragraph-rsid="00569c63"/>
    </style:style>
    <style:style style:name="P36" style:family="paragraph" style:parent-style-name="Text_20_body" style:list-style-name="L1">
      <style:paragraph-properties fo:text-align="start" style:justify-single-word="false"/>
      <style:text-properties fo:color="#000000" loext:opacity="100%" style:font-name="Calibri1" style:text-underline-style="none" officeooo:rsid="00676aaa" officeooo:paragraph-rsid="00676aaa"/>
    </style:style>
    <style:style style:name="P37" style:family="paragraph" style:parent-style-name="Text_20_body" style:list-style-name="L1">
      <style:paragraph-properties fo:text-align="start" style:justify-single-word="false"/>
      <style:text-properties fo:color="#000000" loext:opacity="100%" style:font-name="Calibri1" style:text-underline-style="none" fo:font-weight="bold" officeooo:rsid="006bec1a" officeooo:paragraph-rsid="006bec1a" style:font-weight-asian="bold" style:font-weight-complex="bold"/>
    </style:style>
    <style:style style:name="P38" style:family="paragraph" style:parent-style-name="Text_20_body" style:list-style-name="L2">
      <style:paragraph-properties fo:text-align="start" style:justify-single-word="false"/>
      <style:text-properties fo:color="#000000" loext:opacity="100%" style:font-name="Calibri1" style:text-underline-style="none" officeooo:rsid="0075c581" officeooo:paragraph-rsid="0075c581"/>
    </style:style>
    <style:style style:name="P39" style:family="paragraph" style:parent-style-name="Text_20_body" style:list-style-name="L2">
      <style:paragraph-properties fo:text-align="start" style:justify-single-word="false"/>
      <style:text-properties fo:color="#000000" loext:opacity="100%" style:font-name="Calibri1" style:text-underline-style="none" officeooo:rsid="007b8a48" officeooo:paragraph-rsid="007b8a48"/>
    </style:style>
    <style:style style:name="P40" style:family="paragraph" style:parent-style-name="Text_20_body" style:list-style-name="L2">
      <style:paragraph-properties fo:text-align="start" style:justify-single-word="false"/>
      <style:text-properties fo:color="#000000" loext:opacity="100%" style:font-name="Calibri1" style:text-underline-style="none" officeooo:rsid="007e9dbb" officeooo:paragraph-rsid="007e9dbb"/>
    </style:style>
    <style:style style:name="P41" style:family="paragraph" style:parent-style-name="Text_20_body">
      <style:paragraph-properties fo:text-align="start" style:justify-single-word="false"/>
      <style:text-properties fo:color="#000000" loext:opacity="100%" style:font-name="Calibri1" style:text-underline-style="none" officeooo:rsid="0081a968" officeooo:paragraph-rsid="00afdd04"/>
    </style:style>
    <style:style style:name="P42" style:family="paragraph" style:parent-style-name="Text_20_body">
      <style:paragraph-properties fo:text-align="start" style:justify-single-word="false"/>
      <style:text-properties fo:color="#000000" loext:opacity="100%" style:font-name="Calibri1" fo:font-size="12pt" style:text-underline-style="none" officeooo:rsid="0081a968" officeooo:paragraph-rsid="00b685d6" style:font-size-asian="12pt" style:font-size-complex="12pt"/>
    </style:style>
    <style:style style:name="P43" style:family="paragraph" style:parent-style-name="Text_20_body" style:list-style-name="L1">
      <style:paragraph-properties fo:text-align="start" style:justify-single-word="false"/>
      <style:text-properties officeooo:rsid="0068fb1e" officeooo:paragraph-rsid="006bec1a"/>
    </style:style>
    <style:style style:name="P44" style:family="paragraph" style:parent-style-name="Text_20_body" style:list-style-name="L1">
      <style:paragraph-properties fo:text-align="start" style:justify-single-word="false"/>
      <style:text-properties officeooo:rsid="006bec1a" officeooo:paragraph-rsid="00790da9"/>
    </style:style>
    <style:style style:name="P45" style:family="paragraph">
      <style:paragraph-properties fo:text-align="start"/>
    </style:style>
    <style:style style:name="P46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65d2df" style:font-size-asian="10pt" style:font-weight-asian="normal" style:font-size-complex="10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officeooo:rsid="0009125e"/>
    </style:style>
    <style:style style:name="T5" style:family="text">
      <style:text-properties officeooo:rsid="0035261c"/>
    </style:style>
    <style:style style:name="T6" style:family="text">
      <style:text-properties fo:color="#5983b0" loext:opacity="100%" style:font-name="Calibri1" style:text-underline-style="solid" style:text-underline-width="auto" style:text-underline-color="font-color" officeooo:rsid="0003158d"/>
    </style:style>
    <style:style style:name="T7" style:family="text">
      <style:text-properties fo:color="#5983b0" loext:opacity="100%" style:font-name="Calibri1" style:text-underline-style="solid" style:text-underline-width="auto" style:text-underline-color="font-color" officeooo:rsid="0017bf25"/>
    </style:style>
    <style:style style:name="T8" style:family="text">
      <style:text-properties fo:color="#5983b0" loext:opacity="100%" style:font-name="Calibri1" style:text-underline-style="solid" style:text-underline-width="auto" style:text-underline-color="font-color" officeooo:rsid="00195f29"/>
    </style:style>
    <style:style style:name="T9" style:family="text">
      <style:text-properties fo:color="#5983b0" loext:opacity="100%" style:font-name="Calibri1" fo:font-size="18.2000007629395pt" style:text-underline-style="solid" style:text-underline-width="auto" style:text-underline-color="font-color" fo:font-weight="bold" officeooo:rsid="00bd21f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fo:color="#5983b0" loext:opacity="100%" style:font-name="Calibri1" fo:font-size="18.2000007629395pt" style:text-underline-style="solid" style:text-underline-width="auto" style:text-underline-color="font-color" fo:font-weight="bold" officeooo:rsid="00c1b4a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1" style:family="text">
      <style:text-properties fo:color="#5983b0" loext:opacity="100%" style:font-name="Calibri1" fo:font-size="18.2000007629395pt" style:text-underline-style="solid" style:text-underline-width="auto" style:text-underline-color="font-color" fo:font-weight="bold" officeooo:rsid="00cb2f4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fo:color="#000000" loext:opacity="100%" style:font-name="Calibri1" style:text-underline-style="none"/>
    </style:style>
    <style:style style:name="T13" style:family="text">
      <style:text-properties fo:color="#000000" loext:opacity="100%" style:font-name="Calibri1" style:text-underline-style="none" officeooo:rsid="00676aaa"/>
    </style:style>
    <style:style style:name="T14" style:family="text">
      <style:text-properties fo:color="#000000" loext:opacity="100%" style:font-name="Calibri1" style:text-underline-style="none" officeooo:rsid="00790da9"/>
    </style:style>
    <style:style style:name="T15" style:family="text">
      <style:text-properties fo:color="#000000" loext:opacity="100%" style:font-name="Calibri1" fo:font-size="12pt" style:text-underline-style="none" officeooo:rsid="0081a968" style:font-size-asian="12pt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7c033f"/>
    </style:style>
    <style:style style:name="T18" style:family="text">
      <style:text-properties officeooo:rsid="006706a0"/>
    </style:style>
    <style:style style:name="T19" style:family="text">
      <style:text-properties officeooo:rsid="007ae75d"/>
    </style:style>
    <style:style style:name="T20" style:family="text">
      <style:text-properties officeooo:rsid="007b8a48"/>
    </style:style>
    <style:style style:name="T21" style:family="text">
      <style:text-properties officeooo:rsid="0081a968"/>
    </style:style>
    <style:style style:name="T22" style:family="text">
      <style:text-properties officeooo:rsid="0090d614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c9211e" loext:opacity="100%" fo:font-weight="bold" officeooo:rsid="009a34c6" style:font-weight-asian="bold" style:font-weight-complex="bold"/>
    </style:style>
    <style:style style:name="T25" style:family="text">
      <style:text-properties fo:color="#c9211e" loext:opacity="100%" fo:font-weight="bold" officeooo:rsid="009b6d5d" style:font-weight-asian="bold" style:font-weight-complex="bold"/>
    </style:style>
    <style:style style:name="T26" style:family="text">
      <style:text-properties fo:color="#c9211e" loext:opacity="100%" fo:font-weight="bold" officeooo:rsid="009ce5a5" style:font-weight-asian="bold" style:font-weight-complex="bold"/>
    </style:style>
    <style:style style:name="T27" style:family="text">
      <style:text-properties fo:color="#c9211e" loext:opacity="100%" fo:font-weight="bold" officeooo:rsid="00a58ca9" style:font-weight-asian="bold" style:font-weight-complex="bold"/>
    </style:style>
    <style:style style:name="T28" style:family="text">
      <style:text-properties fo:color="#c9211e" loext:opacity="100%" fo:font-weight="bold" officeooo:rsid="00a0326d" style:font-weight-asian="bold" style:font-weight-complex="bold"/>
    </style:style>
    <style:style style:name="T29" style:family="text">
      <style:text-properties fo:color="#c9211e" loext:opacity="100%" fo:font-weight="bold" officeooo:rsid="00a6f2e4" style:font-weight-asian="bold" style:font-weight-complex="bold"/>
    </style:style>
    <style:style style:name="T30" style:family="text">
      <style:text-properties fo:color="#c9211e" loext:opacity="100%" fo:font-weight="bold" officeooo:rsid="00a0d04a" style:font-weight-asian="bold" style:font-weight-complex="bold"/>
    </style:style>
    <style:style style:name="T31" style:family="text">
      <style:text-properties fo:color="#c9211e" loext:opacity="100%" fo:font-weight="bold" officeooo:rsid="00c4fcca" style:font-weight-asian="bold" style:font-weight-complex="bold"/>
    </style:style>
    <style:style style:name="T32" style:family="text">
      <style:text-properties fo:color="#c9211e" loext:opacity="100%" fo:font-weight="bold" officeooo:rsid="00c771a6" style:font-weight-asian="bold" style:font-weight-complex="bold"/>
    </style:style>
    <style:style style:name="T33" style:family="text">
      <style:text-properties fo:color="#c9211e" loext:opacity="100%" officeooo:rsid="009e7cfd"/>
    </style:style>
    <style:style style:name="T34" style:family="text">
      <style:text-properties fo:color="#c9211e" loext:opacity="100%" officeooo:rsid="00a397b4"/>
    </style:style>
    <style:style style:name="T35" style:family="text">
      <style:text-properties fo:color="#c9211e" loext:opacity="100%" style:font-name="Calibri1" style:text-underline-style="none" fo:font-weight="bold" officeooo:rsid="00a0ddb2" style:font-weight-asian="bold" style:font-weight-complex="bold"/>
    </style:style>
    <style:style style:name="T36" style:family="text">
      <style:text-properties fo:color="#c9211e" loext:opacity="100%" style:font-name="Calibri1" style:text-underline-style="none" fo:font-weight="bold" officeooo:rsid="00a24f22" style:font-weight-asian="bold" style:font-weight-complex="bold"/>
    </style:style>
    <style:style style:name="T37" style:family="text">
      <style:text-properties fo:color="#c9211e" loext:opacity="100%" officeooo:rsid="00c86a4f"/>
    </style:style>
    <style:style style:name="T38" style:family="text">
      <style:text-properties fo:font-size="12pt" officeooo:rsid="0081a968" style:font-size-asian="12pt" style:font-size-complex="12pt"/>
    </style:style>
    <style:style style:name="T39" style:family="text">
      <style:text-properties officeooo:rsid="00bf6828"/>
    </style:style>
    <style:style style:name="T40" style:family="text">
      <style:text-properties fo:color="#3465a4" loext:opacity="100%" style:font-name="Calibri1" fo:font-size="30pt" fo:background-color="transparent" style:font-size-asian="30pt" style:font-size-complex="30pt"/>
    </style:style>
    <style:style style:name="T41" style:family="text">
      <style:text-properties fo:color="#3465a4" loext:opacity="100%" style:font-name="Calibri1" fo:font-size="12pt" fo:background-color="transparent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3">Nom </text:span>: <text:s text:c="5"/>……………………..<text:tab/><text:tab/><text:tab/> <text:s text:c="4"/><text:tab/> <text:s text:c="29"/><text:span text:style-name="T4">Classe : ………………...</text:span></text:p>
      <text:p text:style-name="P15">Prénom : ……………………..<text:tab/><text:tab/><text:tab/><text:tab/> <text:s text:c="27"/><text:span text:style-name="T5">Groupe : <text:s/></text:span><text:span text:style-name="T4">………………...</text:span></text:p>
      <text:h text:style-name="P33" text:outline-level="1"><draw:frame text:anchor-type="paragraph" draw:z-index="0" draw:name="Forme6_3" draw:style-name="gr1" draw:text-style-name="P46" svg:width="4.377cm" svg:height="1.295cm" svg:x="14.739cm" svg:y="1.993cm"><draw:text-box><text:p text:style-name="P45"><text:span text:style-name="T40">/</text:span><text:span text:style-name="T41"> 6 points</text:span></text:p></draw:text-box></draw:frame><text:span text:style-name="T6">Évaluation</text:span><text:span text:style-name="T7"> </text:span><text:span text:style-name="T8">(</text:span><text:span text:style-name="T11">1</text:span><text:span text:style-name="T10">5</text:span><text:span text:style-name="T8"> min)</text:span></text:h>
      <text:p text:style-name="P2"/>
      <text:p text:style-name="P3">N’oubliez pas de bien rédiger vos réponses.</text:p>
      <text:p text:style-name="P35"/>
      <text:list xml:id="list4028063574" text:style-name="L1">
        <text:list-item>
          <text:p text:style-name="P36">Que se passe t-il <text:span text:style-name="T21">lorsqu’on brûle du carbone</text:span>? <text:span text:style-name="T24">(</text:span><text:span text:style-name="T32">1pt</text:span><text:span text:style-name="T24">)</text:span></text:p>
        </text:list-item>
      </text:list>
      <text:p text:style-name="P6">……………………………………………….……………………………………………….……………………………………………….…………………………………..</text:p>
      <text:p text:style-name="P6">……………………………………………….……………………………………………….……………………………………………….…………………………………..</text:p>
      <text:list xml:id="list225438592065543" text:continue-numbering="true" text:style-name="L1">
        <text:list-item>
          <text:p text:style-name="P36">À quoi sert le triangle du feu ? <text:span text:style-name="T25">(1pt)</text:span></text:p>
        </text:list-item>
      </text:list>
      <text:p text:style-name="P6">……………………………………………….……………………………………………….……………………………………………….…………………………………..</text:p>
      <text:p text:style-name="P6">……………………………………………….……………………………………………….……………………………………………….…………………………………..</text:p>
      <text:list xml:id="list225439370129016" text:continue-numbering="true" text:style-name="L1">
        <text:list-item>
          <text:p text:style-name="P36">Quels sont les trois côtés du triangle du feu ? <text:span text:style-name="T26">(1,5pt)</text:span></text:p>
        </text:list-item>
      </text:list>
      <text:p text:style-name="P7">……………………………………………….……………………………………………….……………………………………………….…………………………………..</text:p>
      <text:p text:style-name="P7">……………………………………………….……………………………………………….……………………………………………….…………………………………..</text:p>
      <text:list xml:id="list225438594305257" text:continue-numbering="true" text:style-name="L1">
        <text:list-item>
          <text:p text:style-name="P37">Citer<text:span text:style-name="T16"> deux dangers lors d’un incendie. </text:span><text:span text:style-name="T33">(</text:span><text:span text:style-name="T37">1pt</text:span><text:span text:style-name="T33">)</text:span></text:p>
        </text:list-item>
      </text:list>
      <text:p text:style-name="P11">……………………………………………….……………………………………………….……………………………………………….…………………………………..</text:p>
      <text:p text:style-name="P41"><text:span text:style-name="T16">……………………………………………….……………………………………………….……………………………………………….…………………………………..</text:span></text:p>
      <text:p text:style-name="P8">……………………………………………….……………………………………………….……………………………………………….…………………………………..</text:p>
      <text:p text:style-name="P10">……………………………………………….……………………………………………….……………………………………………….…………………………………..</text:p>
      <text:list xml:id="list225439108690123" text:continue-numbering="true" text:style-name="L1">
        <text:list-item>
          <text:p text:style-name="P44"><text:span text:style-name="T12">Pour chacune des manières d’éteindre un incendie suivante : quel est le côté du triangle du feu concerné ? <text:tab/><text:tab/><text:tab/><text:tab/><text:tab/><text:tab/><text:tab/><text:tab/><text:tab/><text:tab/><text:tab/><text:tab/><text:tab/><text:tab/></text:span><text:span text:style-name="T36">(1,5 pt)</text:span></text:p>
        </text:list-item>
      </text:list>
      <text:p text:style-name="P14"><text:span text:style-name="T14">- Faire un contre-feu maîtrisé : </text:span><text:span text:style-name="T15">……………………………………………….…………………………………………………………………………………...</text:span></text:p>
      <text:p text:style-name="P42">………………………………………………………………….………………………………………………………………….………………………………………………</text:p>
      <text:p text:style-name="P14"><text:span text:style-name="T14">- Jeter du sable sur le feu : </text:span><text:span text:style-name="T15">……………………………………………….……………………………………………………………………………………...….………………………………………………………………….………………………………………………………………….………………………………………………</text:span></text:p>
      <text:p text:style-name="P14"><text:span text:style-name="T14">- Jeter de l’eau sur un feu de bois : </text:span><text:span text:style-name="T15">……………………………………………….…………………………………………………………….……………….………………………………………………………………….………………………………………………………………….………………………………………………</text:span><text:span text:style-name="T14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style:font-name="Calibri1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1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065d2df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3</text:span><text:span text:style-name="MT1"><text:tab/><text:tab/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9M37S</meta:editing-duration>
    <meta:editing-cycles>93</meta:editing-cycles>
    <meta:generator>LibreOffice/7.0.4.2$Linux_X86_64 LibreOffice_project/00$Build-2</meta:generator>
    <meta:creation-date>2021-01-10T12:18:31.180193766</meta:creation-date>
    <meta:initial-creator>J Cercy</meta:initial-creator>
    <dc:date>2021-01-18T22:53:58.737937331</dc:date>
    <dc:creator>J Cercy</dc:creator>
    <meta:document-statistic meta:table-count="0" meta:image-count="0" meta:object-count="0" meta:page-count="1" meta:paragraph-count="24" meta:word-count="126" meta:character-count="1756" meta:non-whitespace-character-count="1566"/>
    <meta:template xlink:type="simple" xlink:actuate="onRequest" xlink:title="evaluation_type" xlink:href="../../../../../../../../mes_ressources/document%20type/evaluation_type.ott" meta:date="2021-01-10T12:18:29.844572982"/>
  </office:meta>
</office:document-meta>
</file>